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bd9fd" officeooo:paragraph-rsid="000bd9fd"/>
    </style:style>
    <style:style style:name="P2" style:family="paragraph" style:parent-style-name="Text_20_body">
      <style:text-properties officeooo:rsid="000bd9fd" officeooo:paragraph-rsid="000bd9fd"/>
    </style:style>
    <style:style style:name="P3" style:family="paragraph" style:parent-style-name="Text_20_body">
      <style:text-properties style:text-underline-style="solid" style:text-underline-width="auto" style:text-underline-color="font-color" officeooo:rsid="000ce08d" officeooo:paragraph-rsid="000ce08d"/>
    </style:style>
    <style:style style:name="P4" style:family="paragraph" style:parent-style-name="Text_20_body">
      <style:text-properties officeooo:rsid="000ec38e" officeooo:paragraph-rsid="000ec38e"/>
    </style:style>
    <style:style style:name="P5" style:family="paragraph" style:parent-style-name="Text_20_body">
      <style:text-properties fo:font-style="italic" officeooo:rsid="000ec38e" officeooo:paragraph-rsid="000ec38e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0ed02f" officeooo:paragraph-rsid="000ed02f" style:font-style-asian="italic" style:font-style-complex="italic"/>
    </style:style>
    <style:style style:name="P7" style:family="paragraph" style:parent-style-name="Text_20_body">
      <style:paragraph-properties fo:text-align="start" style:justify-single-word="false"/>
      <style:text-properties style:text-position="0% 100%" fo:font-style="italic" officeooo:rsid="000f76ad" officeooo:paragraph-rsid="000f76ad" style:font-style-asian="italic" style:font-style-complex="italic"/>
    </style:style>
    <style:style style:name="P8" style:family="paragraph" style:parent-style-name="Text_20_body">
      <style:paragraph-properties fo:text-align="start" style:justify-single-word="false"/>
      <style:text-properties style:text-position="0% 100%" fo:font-style="italic" officeooo:rsid="0014175f" officeooo:paragraph-rsid="0014175f" style:font-style-asian="italic" style:font-style-complex="italic"/>
    </style:style>
    <style:style style:name="P9" style:family="paragraph" style:parent-style-name="Text_20_body">
      <style:text-properties style:text-position="0% 100%" fo:font-style="italic" officeooo:rsid="00146116" officeooo:paragraph-rsid="00146116" style:font-style-asian="italic" style:font-style-complex="italic"/>
    </style:style>
    <style:style style:name="P10" style:family="paragraph" style:parent-style-name="Text_20_body">
      <style:text-properties style:text-position="0% 100%" fo:font-style="italic" officeooo:rsid="0017e44f" officeooo:paragraph-rsid="0017e44f" style:font-style-asian="italic" style:font-style-complex="italic"/>
    </style:style>
    <style:style style:name="P11" style:family="paragraph" style:parent-style-name="Text_20_body">
      <style:text-properties style:text-position="0% 100%" fo:font-style="italic" style:text-underline-style="none" officeooo:rsid="0017e44f" officeooo:paragraph-rsid="0017e44f" style:font-style-asian="italic" style:font-style-complex="italic"/>
    </style:style>
    <style:style style:name="P12" style:family="paragraph" style:parent-style-name="Text_20_body">
      <style:text-properties style:text-position="0% 100%" fo:font-style="italic" style:text-underline-style="none" officeooo:rsid="001b5b34" officeooo:paragraph-rsid="001b5b34" style:font-style-asian="italic" style:font-style-complex="italic"/>
    </style:style>
    <style:style style:name="P13" style:family="paragraph" style:parent-style-name="Text_20_body">
      <style:text-properties style:text-position="0% 100%" fo:font-style="italic" style:text-underline-style="none" officeooo:rsid="001ce93e" officeooo:paragraph-rsid="00238463" style:font-style-asian="italic" style:font-style-complex="italic"/>
    </style:style>
    <style:style style:name="P14" style:family="paragraph" style:parent-style-name="Text_20_body">
      <style:text-properties style:text-position="0% 100%" fo:font-style="italic" style:text-underline-style="none" officeooo:rsid="001ce93e" officeooo:paragraph-rsid="002574d0" style:font-style-asian="italic" style:font-style-complex="italic"/>
    </style:style>
    <style:style style:name="P15" style:family="paragraph" style:parent-style-name="Text_20_body">
      <style:text-properties style:text-position="0% 100%" fo:font-style="italic" style:text-underline-style="none" officeooo:rsid="001ce93e" officeooo:paragraph-rsid="00269f2c" style:font-style-asian="italic" style:font-style-complex="italic"/>
    </style:style>
    <style:style style:name="P16" style:family="paragraph" style:parent-style-name="Text_20_body">
      <style:text-properties style:text-position="0% 100%" fo:font-style="italic" style:text-underline-style="none" officeooo:rsid="00320c00" officeooo:paragraph-rsid="00320c00" style:font-style-asian="italic" style:font-style-complex="italic"/>
    </style:style>
    <style:style style:name="P17" style:family="paragraph" style:parent-style-name="Text_20_body">
      <style:text-properties style:text-position="0% 100%" fo:font-style="italic" style:text-underline-style="none" officeooo:rsid="0032e9c1" officeooo:paragraph-rsid="0032e9c1" style:font-style-asian="italic" style:font-style-complex="italic"/>
    </style:style>
    <style:style style:name="P18" style:family="paragraph" style:parent-style-name="Text_20_body">
      <style:text-properties style:text-position="0% 100%" fo:font-style="italic" style:text-underline-style="none" officeooo:rsid="0034b1fc" officeooo:paragraph-rsid="0034b1fc" style:font-style-asian="italic" style:font-style-complex="italic"/>
    </style:style>
    <style:style style:name="P19" style:family="paragraph" style:parent-style-name="Text_20_body">
      <style:text-properties style:text-position="0% 100%" fo:font-style="italic" style:text-underline-style="none" officeooo:rsid="0035d47b" officeooo:paragraph-rsid="0035d47b" style:font-style-asian="italic" style:font-style-complex="italic"/>
    </style:style>
    <style:style style:name="P20" style:family="paragraph" style:parent-style-name="Text_20_body">
      <style:text-properties style:text-position="0% 100%" fo:font-style="italic" style:text-underline-style="none" officeooo:rsid="00369ed4" officeooo:paragraph-rsid="00369ed4" style:font-style-asian="italic" style:font-style-complex="italic"/>
    </style:style>
    <style:style style:name="P21" style:family="paragraph" style:parent-style-name="Title">
      <style:text-properties style:font-name="Liberation Sans" fo:font-size="28pt" fo:font-weight="bold" officeooo:rsid="000bd9fd" officeooo:paragraph-rsid="000bd9fd" style:font-name-asian="Noto Sans CJK SC" style:font-size-asian="28pt" style:font-weight-asian="bold" style:font-name-complex="Lohit Devanagari" style:font-size-complex="28pt" style:font-weight-complex="bold"/>
    </style:style>
    <style:style style:name="P22" style:family="paragraph" style:parent-style-name="Text_20_body">
      <style:text-properties style:text-position="0% 100%" fo:font-style="normal" style:text-underline-style="solid" style:text-underline-width="auto" style:text-underline-color="font-color" officeooo:rsid="0017e44f" officeooo:paragraph-rsid="0017e44f" style:font-style-asian="normal" style:font-style-complex="normal"/>
    </style:style>
    <style:style style:name="P23" style:family="paragraph" style:parent-style-name="Text_20_body">
      <style:text-properties style:text-position="0% 100%" fo:font-style="normal" style:text-underline-style="solid" style:text-underline-width="auto" style:text-underline-color="font-color" officeooo:rsid="0034d5f6" officeooo:paragraph-rsid="0034d5f6" style:font-style-asian="normal" style:font-style-complex="normal"/>
    </style:style>
    <style:style style:name="P24" style:family="paragraph" style:parent-style-name="Text_20_body">
      <style:text-properties style:text-position="0% 100%" fo:font-style="normal" style:text-underline-style="none" officeooo:rsid="00238463" officeooo:paragraph-rsid="00238463" style:font-style-asian="normal" style:font-style-complex="normal"/>
    </style:style>
    <style:style style:name="P25" style:family="paragraph" style:parent-style-name="Text_20_body">
      <style:text-properties style:text-position="0% 100%" fo:font-style="normal" style:text-underline-style="none" officeooo:rsid="002574d0" officeooo:paragraph-rsid="00269f2c" style:font-style-asian="normal" style:font-style-complex="normal"/>
    </style:style>
    <style:style style:name="P26" style:family="paragraph" style:parent-style-name="Text_20_body">
      <style:text-properties style:text-position="0% 100%" fo:font-style="normal" style:text-underline-style="none" officeooo:rsid="00269f2c" officeooo:paragraph-rsid="00269f2c" style:font-style-asian="normal" style:font-style-complex="normal"/>
    </style:style>
    <style:style style:name="P27" style:family="paragraph" style:parent-style-name="Text_20_body">
      <style:text-properties style:text-position="0% 100%" fo:font-style="normal" style:text-underline-style="none" officeooo:rsid="0034d5f6" officeooo:paragraph-rsid="0034d5f6" style:font-style-asian="normal" style:font-style-complex="normal"/>
    </style:style>
    <style:style style:name="P28" style:family="paragraph" style:parent-style-name="Text_20_body">
      <style:text-properties style:text-position="0% 100%" fo:font-style="normal" style:text-underline-style="none" officeooo:rsid="0035970d" officeooo:paragraph-rsid="0035970d" style:font-style-asian="normal" style:font-style-complex="normal"/>
    </style:style>
    <style:style style:name="P29" style:family="paragraph" style:parent-style-name="Text_20_body">
      <style:text-properties style:text-position="0% 100%" fo:font-style="normal" style:text-underline-style="none" officeooo:rsid="0035d47b" officeooo:paragraph-rsid="0035d47b" style:font-style-asian="normal" style:font-style-complex="normal"/>
    </style:style>
    <style:style style:name="P30" style:family="paragraph" style:parent-style-name="Text_20_body">
      <style:text-properties style:text-position="0% 100%" fo:font-style="normal" style:text-underline-style="none" officeooo:rsid="0037dc38" officeooo:paragraph-rsid="0037dc38" style:font-style-asian="normal" style:font-style-complex="normal"/>
    </style:style>
    <style:style style:name="P31" style:family="paragraph" style:parent-style-name="Text_20_body" style:list-style-name="L1">
      <style:text-properties style:text-position="0% 100%" fo:font-style="normal" style:text-underline-style="none" officeooo:rsid="0037dc38" officeooo:paragraph-rsid="0037dc38" style:font-style-asian="normal" style:font-style-complex="normal"/>
    </style:style>
    <style:style style:name="P32" style:family="paragraph" style:parent-style-name="Text_20_body" style:list-style-name="L1">
      <style:text-properties style:text-position="0% 100%" fo:font-style="normal" style:text-underline-style="none" officeooo:rsid="003895ad" officeooo:paragraph-rsid="003895ad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1dc7" style:font-style-asian="normal" style:font-style-complex="normal"/>
    </style:style>
    <style:style style:name="T3" style:family="text">
      <style:text-properties fo:font-style="normal" officeooo:rsid="00127336" style:font-style-asian="normal" style:font-style-complex="normal"/>
    </style:style>
    <style:style style:name="T4" style:family="text">
      <style:text-properties fo:font-style="normal" officeooo:rsid="0013417d" style:font-style-asian="normal" style:font-style-complex="normal"/>
    </style:style>
    <style:style style:name="T5" style:family="text">
      <style:text-properties fo:font-style="normal" officeooo:rsid="0015179e" style:font-style-asian="normal" style:font-style-complex="normal"/>
    </style:style>
    <style:style style:name="T6" style:family="text">
      <style:text-properties fo:font-style="normal" officeooo:rsid="00151e3a" style:font-style-asian="normal" style:font-style-complex="normal"/>
    </style:style>
    <style:style style:name="T7" style:family="text">
      <style:text-properties fo:font-style="normal" officeooo:rsid="001590da" style:font-style-asian="normal" style:font-style-complex="normal"/>
    </style:style>
    <style:style style:name="T8" style:family="text">
      <style:text-properties fo:font-style="normal" officeooo:rsid="001730d4" style:font-style-asian="normal" style:font-style-complex="normal"/>
    </style:style>
    <style:style style:name="T9" style:family="text">
      <style:text-properties fo:font-style="normal" officeooo:rsid="0018ab63" style:font-style-asian="normal" style:font-style-complex="normal"/>
    </style:style>
    <style:style style:name="T10" style:family="text">
      <style:text-properties fo:font-style="normal" officeooo:rsid="001a1d28" style:font-style-asian="normal" style:font-style-complex="normal"/>
    </style:style>
    <style:style style:name="T11" style:family="text">
      <style:text-properties fo:font-style="normal" officeooo:rsid="001ec43d" style:font-style-asian="normal" style:font-style-complex="normal"/>
    </style:style>
    <style:style style:name="T12" style:family="text">
      <style:text-properties fo:font-style="normal" officeooo:rsid="00223073" style:font-style-asian="normal" style:font-style-complex="normal"/>
    </style:style>
    <style:style style:name="T13" style:family="text">
      <style:text-properties fo:font-style="normal" officeooo:rsid="00238463" style:font-style-asian="normal" style:font-style-complex="normal"/>
    </style:style>
    <style:style style:name="T14" style:family="text">
      <style:text-properties fo:font-style="normal" officeooo:rsid="00240407" style:font-style-asian="normal" style:font-style-complex="normal"/>
    </style:style>
    <style:style style:name="T15" style:family="text">
      <style:text-properties fo:font-style="normal" officeooo:rsid="00244ba1" style:font-style-asian="normal" style:font-style-complex="normal"/>
    </style:style>
    <style:style style:name="T16" style:family="text">
      <style:text-properties fo:font-style="normal" officeooo:rsid="00254aa5" style:font-style-asian="normal" style:font-style-complex="normal"/>
    </style:style>
    <style:style style:name="T17" style:family="text">
      <style:text-properties fo:font-style="normal" officeooo:rsid="0026dbd6" style:font-style-asian="normal" style:font-style-complex="normal"/>
    </style:style>
    <style:style style:name="T18" style:family="text">
      <style:text-properties fo:font-style="normal" officeooo:rsid="0027e9c7" style:font-style-asian="normal" style:font-style-complex="normal"/>
    </style:style>
    <style:style style:name="T19" style:family="text">
      <style:text-properties fo:font-style="normal" officeooo:rsid="00296326" style:font-style-asian="normal" style:font-style-complex="normal"/>
    </style:style>
    <style:style style:name="T20" style:family="text">
      <style:text-properties fo:font-style="normal" officeooo:rsid="002ad29a" style:font-style-asian="normal" style:font-style-complex="normal"/>
    </style:style>
    <style:style style:name="T21" style:family="text">
      <style:text-properties fo:font-style="normal" officeooo:rsid="002bddfa" style:font-style-asian="normal" style:font-style-complex="normal"/>
    </style:style>
    <style:style style:name="T22" style:family="text">
      <style:text-properties fo:font-style="normal" officeooo:rsid="00314dd9" style:font-style-asian="normal" style:font-style-complex="normal"/>
    </style:style>
    <style:style style:name="T23" style:family="text">
      <style:text-properties fo:font-style="normal" officeooo:rsid="0031fb71" style:font-style-asian="normal" style:font-style-complex="normal"/>
    </style:style>
    <style:style style:name="T24" style:family="text">
      <style:text-properties fo:font-style="normal" officeooo:rsid="00342480" style:font-style-asian="normal" style:font-style-complex="normal"/>
    </style:style>
    <style:style style:name="T25" style:family="text">
      <style:text-properties fo:font-style="normal" officeooo:rsid="00367365" style:font-style-asian="normal" style:font-style-complex="normal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officeooo:rsid="00151e3a"/>
    </style:style>
    <style:style style:name="T29" style:family="text">
      <style:text-properties officeooo:rsid="001730d4"/>
    </style:style>
    <style:style style:name="T30" style:family="text">
      <style:text-properties officeooo:rsid="0018ab63"/>
    </style:style>
    <style:style style:name="T31" style:family="text">
      <style:text-properties officeooo:rsid="001ec43d"/>
    </style:style>
    <style:style style:name="T32" style:family="text">
      <style:text-properties officeooo:rsid="0027e9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Virtualization</text:p>
      <text:p text:style-name="P1">Scheduling: Introduction</text:p>
      <text:p text:style-name="P2">In this chapter we will learn about high level policies that an OS-scheduler employs.</text:p>
      <text:p text:style-name="P3">Problem: How do we develop scheduling policies? </text:p>
      <text:p text:style-name="P4">7.2 Scheduling Metrics</text:p>
      <text:p text:style-name="P5">Turnaround time<text:span text:style-name="T1">: The time at which the job completes minus the time at hich the job arrived at the system. </text:span></text:p>
      <text:p text:style-name="P6"><text:span text:style-name="T1">T</text:span><text:span text:style-name="T26">turnaround</text:span><text:span text:style-name="T27"> = T</text:span><text:span text:style-name="T26">completion –</text:span><text:span text:style-name="T27"> T</text:span><text:span text:style-name="T26">arrival</text:span></text:p>
      <text:p text:style-name="P7"><text:span text:style-name="T1">This is a performance metric, </text:span><text:span text:style-name="T2">there are other metric such as a fairness metrics </text:span><text:span text:style-name="T3">by Jain’s Fairness Index. </text:span><text:span text:style-name="T4">We may optimize performance at a cost. </text:span><text:span text:style-name="T6">Often we talk about the </text:span><text:span text:style-name="T28">average turnaround time</text:span><text:span text:style-name="T6">. </text:span></text:p>
      <text:p text:style-name="P8"><text:span text:style-name="T4">7.</text:span><text:span text:style-name="T1">3 First In, First Out <text:s/>(FIFO)</text:span></text:p>
      <text:p text:style-name="P9"><text:span text:style-name="T1">This is the first simple schduling algorithm, </text:span><text:span text:style-name="T5">also called First Come, First Served (FCFS). </text:span><text:span text:style-name="T7">Problem, if they arrive at the same time. </text:span><text:span text:style-name="T8">When a short-potential customer of a resource get queued behind a heavyweight resource consumer, we recive a </text:span><text:span text:style-name="T29">convoy effect</text:span><text:span text:style-name="T8">. </text:span></text:p>
      <text:p text:style-name="P10"><text:span text:style-name="T8">7.</text:span><text:span text:style-name="T1">4 Shortest Job First (SJF)</text:span></text:p>
      <text:p text:style-name="P22">Principles of SJF:</text:p>
      <text:p text:style-name="P11"><text:span text:style-name="T1">Often grocery shops have a line for 10 items or less to avoid that smaller customer get stuck behind larger family shipping etc. </text:span><text:span text:style-name="T9">It is an </text:span><text:span text:style-name="T30">optimal </text:span><text:span text:style-name="T9">scheduling algorithm. </text:span><text:span text:style-name="T10">Problems, all jobs does not always arrive at the same time. </text:span></text:p>
      <text:p text:style-name="P12"><text:span text:style-name="T10">7.</text:span><text:span text:style-name="T1">5 Shortest Time-To-Completion First (STCF)</text:span></text:p>
      <text:p text:style-name="P13"><text:span text:style-name="T1">Adding </text:span>preemption<text:span text:style-name="T1"> to the SJF. So if an arrived job is shorter than the one running, we will shift. </text:span><text:span text:style-name="T11">This algorithm is also called the </text:span><text:span text:style-name="T31">Preemptive Shortest Job First (PSJF)</text:span><text:span text:style-name="T11">. </text:span><text:span text:style-name="T12">Given the new circumstances, STCF is an optimal algorithms. </text:span></text:p>
      <text:p text:style-name="P24">7.6 A New Metric: Response Time</text:p>
      <text:p text:style-name="P14"><text:span text:style-name="T13">If we demand interactive performance, for example keyboard interruption and feedback we care about the response time. </text:span><text:span text:style-name="T14">It may be a non-critical operation, but we don’t want to wait. </text:span><text:span text:style-name="T15">STCF is no longer optimal </text:span><text:span text:style-name="T16">or good for response time. </text:span></text:p>
      <text:p text:style-name="P25">How can we build a scheduler sensitive to response time? </text:p>
      <text:p text:style-name="P26">7.7 Round Robin</text:p>
      <text:p text:style-name="P15"><text:span text:style-name="T17">A new sceduling algorithm is introduced, the Round Robin (RR), </text:span><text:span text:style-name="T19">or time slicing</text:span><text:span text:style-name="T17">. </text:span><text:span text:style-name="T18">A Round Rbin algorithm will divide jobs into time slices and cycle around all jobs. This way, all jobs will be ran for a</text:span><text:span text:style-name="T32"> time slice</text:span><text:span text:style-name="T18">. </text:span><text:span text:style-name="T31"><text:s/></text:span><text:span text:style-name="T20">Important, the time slice must be a multiple of the </text:span><text:span text:style-name="T21">timer interrupt period. </text:span><text:span text:style-name="T22">The shorter the slice, the better the response time. However, we do not <text:s/>want the context switching overhead to dominate overall performance </text:span><text:span text:style-name="T23">but the system must still be resposive. </text:span><text:span text:style-name="T22">Here is a clear trade-off and the balance is important to setup. </text:span></text:p>
      <text:p text:style-name="P16"><text:soft-page-break/><text:span text:style-name="T22">T</text:span><text:span text:style-name="T1">o frequent context switching is also negative of CPU cashes, TLBs, branch predictors and other on-chip hardware speeding up the CPU. </text:span></text:p>
      <text:p text:style-name="P17"><text:span text:style-name="T1">When justifying for example the contest switch time, we talk about amortization. The time for a context switch is thus amortized if there is a reasonable usage between the </text:span><text:span text:style-name="T24">switches and the time is negligable in context. </text:span></text:p>
      <text:p text:style-name="P18"><text:span text:style-name="T24">A</text:span><text:span text:style-name="T1">n inherent trade-off is the one between turnaround time and response time. We want a both efficent and a responsive system but we cannot maximize both, so far. </text:span></text:p>
      <text:p text:style-name="P27">7.8 Incorporating I/O</text:p>
      <text:p text:style-name="P23">Tip: Overlap Enables Higher Utilization</text:p>
      <text:p text:style-name="P27">When possible, it is a good idea to overlap operations. This can be done when a job needs to make an I/O operation. Meanwhile, another job can start utilizing the CPU and the job could be switched back when the I/O operation is finnished. </text:p>
      <text:p text:style-name="P28">This is all possible since the running job is blockedd waiting for I/O completion, it is not using the CPU. </text:p>
      <text:p text:style-name="P29">7.9 No More Oracle</text:p>
      <text:p text:style-name="P19"><text:span text:style-name="T1">A scheduler does not normallt know the length of each job. </text:span><text:span text:style-name="T25">In a general pupose OS (the ones we care about), the OS knows very little about jobs. </text:span></text:p>
      <text:p text:style-name="P20"><text:span text:style-name="T25">H</text:span><text:span text:style-name="T1">ow can we combine the ideas so far and create a good algorithm with assumptions and better knwoledge?</text:span></text:p>
      <text:p text:style-name="P30">7.10 Summary</text:p>
      <text:list xml:id="list1148420651" text:style-name="L1">
        <text:list-item>
          <text:p text:style-name="P31">Scheduling</text:p>
        </text:list-item>
        <text:list-item>
          <text:p text:style-name="P31">2 families of approches (shortest job → turnaround time, alternation → response time)</text:p>
        </text:list-item>
        <text:list-item>
          <text:p text:style-name="P32">trade-off’s</text:p>
        </text:list-item>
        <text:list-item>
          <text:p text:style-name="P32">I/O</text:p>
        </text:list-item>
        <text:list-item>
          <text:p text:style-name="P32">Using the recent past to predict the future: Multi-level feedback queue (MLFQ)</text:p>
        </text:list-item>
        <text:list-item>
          <text:p text:style-name="P3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8:09:39.856485264</meta:creation-date>
    <dc:date>2020-11-08T18:29:19.153183814</dc:date>
    <meta:editing-duration>PT3H40M29S</meta:editing-duration>
    <meta:editing-cycles>51</meta:editing-cycles>
    <meta:generator>LibreOffice/6.4.6.2$Linux_X86_64 LibreOffice_project/40$Build-2</meta:generator>
    <meta:document-statistic meta:table-count="0" meta:image-count="0" meta:object-count="0" meta:page-count="2" meta:paragraph-count="37" meta:word-count="618" meta:character-count="3632" meta:non-whitespace-character-count="3037"/>
  </office:meta>
</office:document-meta>
</file>